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ToStringConverter.CollectionToString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ToString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ToStringConverter.convert( @ Nullable Object source , TypeDescriptor sourceType , TypeDescriptor targe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llectionToString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